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ort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QUICK:</text:p>
          </table:table-cell>
          <table:table-cell office:value-type="string" calcext:value-type="string">
            <text:p>sort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lements</text:p>
          </table:table-cell>
          <table:table-cell table:number-columns-repeated="2"/>
          <table:table-cell office:value-type="string" calcext:value-type="string">
            <text:p>Quick</text:p>
          </table:table-cell>
          <table:table-cell office:value-type="string" calcext:value-type="string">
            <text:p>sort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0.22422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0.1854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cursive: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0.14101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205985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8312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3628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87367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73922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2714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64501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5716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1465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46435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25634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0940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44868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1081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09139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4370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10586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0923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14563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08456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094945</text:p>
          </table:table-cell>
          <table:table-cell office:value-type="string" calcext:value-type="string">
            <text:p>sec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sorting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string" calcext:value-type="string">
            <text:p>sorting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lements</text:p>
          </table:table-cell>
          <table:table-cell table:number-columns-repeated="3"/>
          <table:table-cell office:value-type="string" calcext:value-type="string">
            <text:p>sorting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.2684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.05007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0.82078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16839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02868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79829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04831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980288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73796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917256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89353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65218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820067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712794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54104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802234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598496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52188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79787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58071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52163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80412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45289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528774</text:p>
          </table:table-cell>
          <table:table-cell office:value-type="string" calcext:value-type="string">
            <text:p>sec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sorting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lements</text:p>
          </table:table-cell>
          <table:table-cell table:number-columns-repeated="2"/>
          <table:table-cell office:value-type="string" calcext:value-type="string">
            <text:p>sorting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lements</text:p>
          </table:table-cell>
          <table:table-cell table:number-columns-repeated="3"/>
          <table:table-cell office:value-type="string" calcext:value-type="string">
            <text:p>sorting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2.7075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2.20183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.7375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.56251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.1595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6864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.22206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.08773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5642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95288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8496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3688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73595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47738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1496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73108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25603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0816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7081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18995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0806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1.6909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9569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1.12296</text:p>
          </table:table-cell>
          <table:table-cell office:value-type="string" calcext:value-type="string">
            <text:p>sec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rting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s</text:p>
          </table:table-cell>
          <table:table-cell table:number-columns-repeated="2"/>
          <table:table-cell office:value-type="string" calcext:value-type="string">
            <text:p>sorting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s</text:p>
          </table:table-cell>
          <table:table-cell table:number-columns-repeated="3"/>
          <table:table-cell office:value-type="string" calcext:value-type="string">
            <text:p>sorting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5.308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2.1524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9.8717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3.8294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1.899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9.5561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2.3542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1.3444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8.8319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0.7868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0.1854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7.7438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9.55131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8.0903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6.4323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9.35332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7.02092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7.0316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9.3001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6.5120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7.3786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9.2555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5.46475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7.4539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rge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orting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s</text:p>
          </table:table-cell>
          <table:table-cell table:number-columns-repeated="3"/>
          <table:table-cell office:value-type="string" calcext:value-type="string">
            <text:p>sorting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25.211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22.90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4.6383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2.12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3.395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9.420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1.018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7.011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6.8417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5.074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4.677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4.061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3.7526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4.453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15.0047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reverse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14.7445 </text:p>
          </table:table-cell>
          <table:table-cell office:value-type="string" calcext:value-type="string">
            <text:p>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2:53:40.579882576</meta:creation-date>
    <dc:date>2018-04-24T00:23:57.197176966</dc:date>
    <meta:editing-duration>PT49M38S</meta:editing-duration>
    <meta:editing-cycles>6</meta:editing-cycles>
    <meta:generator>LibreOffice/5.4.5.1$Linux_X86_64 LibreOffice_project/40m0$Build-1</meta:generator>
    <meta:document-statistic meta:table-count="1" meta:cell-count="493" meta:object-count="0"/>
  </office:meta>
</office:document-meta>
</file>